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l est pauvre (ouvrier défavoisé / qui a très peu de moyens timanciars / qui vit dans la précarité).</text:p>
      <text:p text:style-name="Standard">Les indise qui le prouves sont les suivant:</text:p>
      <text:list xml:id="list8764593967912870524" text:style-name="L1">
        <text:list-item>
          <text:p text:style-name="P1">il achete tout par très petit cantité.</text:p>
        </text:list-item>
        <text:list-item>
          <text:p text:style-name="P1">il na pas les moyn de se payer de file pour recoudre sa poche de jean.</text:p>
        </text:list-item>
        <text:list-item>
          <text:p text:style-name="P1">Les toilet son insinlubre simple trou</text:p>
        </text:list-item>
        <text:list-item>
          <text:p text:style-name="P1">la planche de cuisine est verdi et cresser</text:p>
        </text:list-item>
        <text:list-item>
          <text:p text:style-name="P1">il regarde le matche par la grille</text:p>
        </text:list-item>
      </text:list>
      <text:p text:style-name="Standard"/>
      <text:p text:style-name="Standard">dans la vie de jack l'éducation se resume en 2 point</text:p>
      <text:list xml:id="list8966028643081889001" text:style-name="L2">
        <text:list-item>
          <text:p text:style-name="P2">il y a des intérdiction mais jamais d'esplication.</text:p>
        </text:list-item>
        <text:list-item>
          <text:p text:style-name="P2">Il faut travailler dur pour gagner sa vie</text:p>
        </text:list-item>
      </text:list>
      <text:p text:style-name="Standard"/>
      <text:list xml:id="list515587762889475864" text:style-name="L3">
        <text:list-item>
          <text:p text:style-name="P3">cette explication témoigne de l'intélligence de Jacques, d'une <text:s/>parce qu'elle est vraisemblable, plausible at d'autre part parce que lorsque'une personne fait tomber un obj clans les toilettes, elle me s'attemd pas à ce que quelqu'un aille le recher dans la cuvette</text:p>
        </text:list-item>
      </text:list>
      <text:p text:style-name="Standard">les émotion éprouvées par Jacques sont les suivantes :</text:p>
      <text:list xml:id="list5367969461952828906" text:style-name="L4">
        <text:list-item>
          <text:p text:style-name="P4">la tristesse : &lt;&lt;Jacques se sentait le coeur serré.&gt;&gt;</text:p>
        </text:list-item>
        <text:list-item>
          <text:p text:style-name="P4">la peur : &lt;&lt;au bond de la nausée.&gt;&gt;</text:p>
        </text:list-item>
      </text:list>
      <text:p text:style-name="Standard"/>
      <text:list xml:id="list6955504459092891950" text:style-name="L5">
        <text:list-item>
          <text:p text:style-name="P5">Jacques est épouvanté car il comprend que sa grand-mère s'apprête à fouiller dans les excréments. De plus elle risque en faisant cela de découvrin qu'il lui a menti et qu'il a gardé</text:p>
          <text:p text:style-name="P5">l'argent</text:p>
        </text:list-item>
        <text:list-item>
          <text:p text:style-name="P5">L'élément qui est passé sous silence est le moment ou la grand-mère fouille dans les ordure. Plusieures raisans peuvert expliques cela : le personnege ne peut pas vue un tel épisode serait également inintéresant, voire éceurant </text:p>
          <text:p text:style-name="P5"/>
        </text:list-item>
        <text:list-item>
          <text:p text:style-name="P5">Jacques est boulversé, il epnouve un semtiment de hou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1M2S</meta:editing-duration>
    <meta:editing-cycles>18</meta:editing-cycles>
    <meta:generator>OpenOffice/4.1.7$Win32 OpenOffice.org_project/417m1$Build-9800</meta:generator>
    <dc:date>2020-09-22T08:53:15.97</dc:date>
    <meta:document-statistic meta:table-count="0" meta:image-count="0" meta:object-count="0" meta:page-count="1" meta:paragraph-count="18" meta:word-count="256" meta:character-count="1404"/>
    <meta:user-defined meta:name="Info 1"/>
    <meta:user-defined meta:name="Info 2"/>
    <meta:user-defined meta:name="Info 3"/>
    <meta:user-defined meta:name="Info 4"/>
  </office:meta>
</office:document-meta>
</file>